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0" style:family="table-column">
      <style:table-column-properties fo:break-before="auto" style:column-width="8.685cm"/>
    </style:style>
    <style:style style:name="co11" style:family="table-column">
      <style:table-column-properties fo:break-before="auto" style:column-width="5.133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7.297cm"/>
    </style:style>
    <style:style style:name="co5" style:family="table-column">
      <style:table-column-properties fo:break-before="auto" style:column-width="6.881cm"/>
    </style:style>
    <style:style style:name="co6" style:family="table-column">
      <style:table-column-properties fo:break-before="auto" style:column-width="2.886cm"/>
    </style:style>
    <style:style style:name="co7" style:family="table-column">
      <style:table-column-properties fo:break-before="auto" style:column-width="4.383cm"/>
    </style:style>
    <style:style style:name="co8" style:family="table-column">
      <style:table-column-properties fo:break-before="auto" style:column-width="8.962cm"/>
    </style:style>
    <style:style style:name="co9" style:family="table-column">
      <style:table-column-properties fo:break-before="auto" style:column-width="4.161cm"/>
    </style:style>
    <style:style style:name="co12" style:family="table-column">
      <style:table-column-properties fo:break-before="auto" style:column-width="3.662cm"/>
    </style:style>
    <style:style style:name="co13" style:family="table-column">
      <style:table-column-properties fo:break-before="auto" style:column-width="3.995cm"/>
    </style:style>
    <style:style style:name="co14" style:family="table-column">
      <style:table-column-properties fo:break-before="auto" style:column-width="7.408cm"/>
    </style:style>
    <style:style style:name="co15" style:family="table-column">
      <style:table-column-properties fo:break-before="auto" style:column-width="10.294cm"/>
    </style:style>
    <style:style style:name="co16" style:family="table-column">
      <style:table-column-properties fo:break-before="auto" style:column-width="8.74cm"/>
    </style:style>
    <style:style style:name="co17" style:family="table-column">
      <style:table-column-properties fo:break-before="auto" style:column-width="8.879cm"/>
    </style:style>
    <style:style style:name="co18" style:family="table-column">
      <style:table-column-properties fo:break-before="auto" style:column-width="3.163cm"/>
    </style:style>
    <style:style style:name="co19" style:family="table-column">
      <style:table-column-properties fo:break-before="auto" style:column-width="3.328cm"/>
    </style:style>
    <style:style style:name="co20" style:family="table-column">
      <style:table-column-properties fo:break-before="auto" style:column-width="7.936cm"/>
    </style:style>
    <style:style style:name="co21" style:family="table-column">
      <style:table-column-properties fo:break-before="auto" style:column-width="8.491cm"/>
    </style:style>
    <style:style style:name="co22" style:family="table-column">
      <style:table-column-properties fo:break-before="auto" style:column-width="4.688cm"/>
    </style:style>
    <style:style style:name="co23" style:family="table-column">
      <style:table-column-properties fo:break-before="auto" style:column-width="4.745cm"/>
    </style:style>
    <style:style style:name="co24" style:family="table-column">
      <style:table-column-properties fo:break-before="auto" style:column-width="3.134cm"/>
    </style:style>
    <style:style style:name="co25" style:family="table-column">
      <style:table-column-properties fo:break-before="auto" style:column-width="7.325cm"/>
    </style:style>
    <style:style style:name="co26" style:family="table-column">
      <style:table-column-properties fo:break-before="auto" style:column-width="6.909cm"/>
    </style:style>
    <style:style style:name="co27" style:family="table-column">
      <style:table-column-properties fo:break-before="auto" style:column-width="7.796cm"/>
    </style:style>
    <style:style style:name="co28" style:family="table-column">
      <style:table-column-properties fo:break-before="auto" style:column-width="6.937cm"/>
    </style:style>
    <style:style style:name="co29" style:family="table-column">
      <style:table-column-properties fo:break-before="auto" style:column-width="3.385cm"/>
    </style:style>
    <style:style style:name="co30" style:family="table-column">
      <style:table-column-properties fo:break-before="auto" style:column-width="3.052cm"/>
    </style:style>
    <style:style style:name="co31" style:family="table-column">
      <style:table-column-properties fo:break-before="auto" style:column-width="2.829cm"/>
    </style:style>
    <style:style style:name="co32" style:family="table-column">
      <style:table-column-properties fo:break-before="auto" style:column-width="2.692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89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50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date-style style:name="N51" number:automatic-order="true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text-style style:name="N100">
      <number:text-content/>
    </number:text-style>
    <style:style style:name="ce1" style:family="table-cell" style:parent-style-name="Default" style:data-style-name="N36"/>
    <style:style style:name="ce2" style:family="table-cell" style:parent-style-name="Default" style:data-style-name="N36">
      <style:table-cell-properties fo:wrap-option="wrap"/>
      <style:text-properties style:use-window-font-color="true" style:text-outline="false" style:text-line-through-style="none" style:font-name="Cumberland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00"/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37"/>
    <style:style style:name="ce6" style:family="table-cell" style:parent-style-name="Default" style:data-style-name="N51"/>
    <style:style style:name="ce7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Cumberland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50"/>
  </office:automatic-styles>
  <office:body>
    <office:spreadsheet>
      <table:table table:name="League" table:style-name="ta1" table:print="false">
        <table:table-column table:style-name="co4" table:default-cell-style-name="Default"/>
        <table:table-column table:style-name="co5" table:default-cell-style-name="Default"/>
        <table:table-column table:style-name="co3" table:number-columns-repeated="2" table:default-cell-style-name="Default"/>
        <table:table-column table:style-name="co6" table:default-cell-style-name="ce1"/>
        <table:table-column table:style-name="co7" table:default-cell-style-name="ce1"/>
        <table:table-column table:style-name="co3" table:number-columns-repeated="4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Name</text:p>
          </table:table-cell>
          <table:table-cell office:value-type="string">
            <text:p>Code</text:p>
          </table:table-cell>
          <table:table-cell office:value-type="string">
            <text:p>Venu</text:p>
          </table:table-cell>
          <table:table-cell office:value-type="string">
            <text:p>StartDate</text:p>
          </table:table-cell>
          <table:table-cell office:value-type="string">
            <text:p>EndDate</text:p>
          </table:table-cell>
          <table:table-cell office:value-type="string">
            <text:p>LogoPath</text:p>
          </table:table-cell>
          <table:table-cell office:value-type="string">
            <text:p>ImagesPath</text:p>
          </table:table-cell>
          <table:table-cell office:value-type="string">
            <text:p>Result</text:p>
          </table:table-cell>
          <table:table-cell office:value-type="string">
            <text:p>Description</text:p>
          </table:table-cell>
        </table:table-row>
        <table:table-row table:style-name="ro2">
          <table:table-cell office:value-type="string">
            <text:p>d7a536df-5b00-471d-bec8-dd67baa6c3a0</text:p>
          </table:table-cell>
          <table:table-cell office:value-type="string">
            <text:p>India NewZeland 2020</text:p>
          </table:table-cell>
          <table:table-cell office:value-type="string">
            <text:p>INDNZ</text:p>
          </table:table-cell>
          <table:table-cell office:value-type="string">
            <text:p>New Zeland</text:p>
          </table:table-cell>
          <table:table-cell table:style-name="ce2" office:value-type="date" office:date-value="2020-01-24">
            <text:p>24/01/2020</text:p>
          </table:table-cell>
          <table:table-cell table:style-name="ce2" office:value-type="date" office:date-value="2020-02-16">
            <text:p>16/02/2020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END</text:p>
          </table:table-cell>
          <table:table-cell table:number-columns-repeated="9"/>
        </table:table-row>
        <table:table-row table:style-name="ro1" table:number-rows-repeated="1048571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Teams" table:style-name="ta1" table:print="false">
        <table:table-column table:style-name="co8" table:number-columns-repeated="2" table:default-cell-style-name="Default"/>
        <table:table-column table:style-name="co9" table:default-cell-style-name="Default"/>
        <table:table-column table:style-name="co3" table:default-cell-style-name="Default"/>
        <table:table-column table:style-name="co12" table:default-cell-style-name="Default"/>
        <table:table-column table:style-name="co3" table:default-cell-style-name="Default"/>
        <table:table-column table:style-name="co13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LeagueId</text:p>
          </table:table-cell>
          <table:table-cell office:value-type="string">
            <text:p>Name</text:p>
          </table:table-cell>
          <table:table-cell office:value-type="string">
            <text:p>Code</text:p>
          </table:table-cell>
          <table:table-cell office:value-type="string">
            <text:p>Description</text:p>
          </table:table-cell>
          <table:table-cell office:value-type="string">
            <text:p>LogoPath</text:p>
          </table:table-cell>
          <table:table-cell office:value-type="string">
            <text:p>ImagesPath</text:p>
          </table:table-cell>
        </table:table-row>
        <table:table-row table:style-name="ro1">
          <table:table-cell office:value-type="string">
            <text:p>c03d3c6c-fd04-47fe-a268-4452385d8495</text:p>
          </table:table-cell>
          <table:table-cell office:value-type="string">
            <text:p>d7a536df-5b00-471d-bec8-dd67baa6c3a0</text:p>
          </table:table-cell>
          <table:table-cell office:value-type="string">
            <text:p>India</text:p>
          </table:table-cell>
          <table:table-cell office:value-type="string">
            <text:p>IND</text:p>
          </table:table-cell>
          <table:table-cell table:number-columns-repeated="3"/>
        </table:table-row>
        <table:table-row table:style-name="ro1">
          <table:table-cell office:value-type="string">
            <text:p>e3bdfada-ebaf-434d-9803-c2dbc8298b2d</text:p>
          </table:table-cell>
          <table:table-cell office:value-type="string">
            <text:p>d7a536df-5b00-471d-bec8-dd67baa6c3a0</text:p>
          </table:table-cell>
          <table:table-cell office:value-type="string">
            <text:p>New Zeland</text:p>
          </table:table-cell>
          <table:table-cell office:value-type="string">
            <text:p>NZ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END</text:p>
          </table:table-cell>
          <table:table-cell table:number-columns-repeated="6"/>
        </table:table-row>
      </table:table>
      <table:table table:name="Brokers" table:style-name="ta1" table:print="false">
        <table:table-column table:style-name="co10" table:default-cell-style-name="Default"/>
        <table:table-column table:style-name="co11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Name</text:p>
          </table:table-cell>
          <table:table-cell office:value-type="string">
            <text:p>Code</text:p>
          </table:table-cell>
          <table:table-cell office:value-type="string">
            <text:p>LogoPath</text:p>
          </table:table-cell>
        </table:table-row>
        <table:table-row table:style-name="ro1">
          <table:table-cell office:value-type="string">
            <text:p>be223690-54f7-4a2d-b7fa-5748f801bc0a</text:p>
          </table:table-cell>
          <table:table-cell office:value-type="string">
            <text:p>Dream 11</text:p>
          </table:table-cell>
          <table:table-cell office:value-type="string">
            <text:p>D11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END</text:p>
          </table:table-cell>
          <table:table-cell table:number-columns-repeated="3"/>
        </table:table-row>
      </table:table>
      <table:table table:name="BrokerPlayers" table:style-name="ta1" table:print="false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3" table:default-cell-style-name="Default"/>
        <table:table-column table:style-name="co18" table:default-cell-style-name="Default"/>
        <table:table-column table:style-name="co19" table:default-cell-style-name="ce3"/>
        <table:table-column table:style-name="co3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BrokerId</text:p>
          </table:table-cell>
          <table:table-cell office:value-type="string">
            <text:p>PlayerId</text:p>
          </table:table-cell>
          <table:table-cell office:value-type="string">
            <text:p>TeamId</text:p>
          </table:table-cell>
          <table:table-cell office:value-type="string">
            <text:p>Name</text:p>
          </table:table-cell>
          <table:table-cell office:value-type="string">
            <text:p>PlayerType</text:p>
          </table:table-cell>
          <table:table-cell table:style-name="Default" office:value-type="string">
            <text:p>Points</text:p>
          </table:table-cell>
          <table:table-cell office:value-type="string">
            <text:p>Credits</text:p>
          </table:table-cell>
        </table:table-row>
        <table:table-row table:style-name="ro1">
          <table:table-cell office:value-type="string">
            <text:p>d7c74fca-3be6-4b3e-9422-c3994a81f2ab</text:p>
          </table:table-cell>
          <table:table-cell office:value-type="string">
            <text:p>be223690-54f7-4a2d-b7fa-5748f801bc0a</text:p>
          </table:table-cell>
          <table:table-cell office:value-type="string">
            <text:p>e1971207-88ce-40a8-82e5-76aa70ed531a</text:p>
          </table:table-cell>
          <table:table-cell office:value-type="string">
            <text:p>c03d3c6c-fd04-47fe-a268-4452385d8495</text:p>
          </table:table-cell>
          <table:table-cell office:value-type="string">
            <text:p>Virat Kohli <text:s text:c="5"/></text:p>
          </table:table-cell>
          <table:table-cell office:value-type="string">
            <text:p>Wicket Keeper</text:p>
          </table:table-cell>
          <table:table-cell office:value-type="string">
            <text:p>0</text:p>
          </table:table-cell>
          <table:table-cell office:value-type="float" office:value="8.5">
            <text:p>8.5</text:p>
          </table:table-cell>
        </table:table-row>
        <table:table-row table:style-name="ro1">
          <table:table-cell office:value-type="string">
            <text:p>caaff9a3-20c6-4b77-9742-d19073451396</text:p>
          </table:table-cell>
          <table:table-cell office:value-type="string">
            <text:p>be223690-54f7-4a2d-b7fa-5748f801bc0a</text:p>
          </table:table-cell>
          <table:table-cell office:value-type="string">
            <text:p>83e16d9d-cd99-4789-a2bd-c1153846ce5e</text:p>
          </table:table-cell>
          <table:table-cell office:value-type="string">
            <text:p>c03d3c6c-fd04-47fe-a268-4452385d8495</text:p>
          </table:table-cell>
          <table:table-cell office:value-type="string">
            <text:p>Rohit Sharma <text:s text:c="5"/></text:p>
          </table:table-cell>
          <table:table-cell office:value-type="string">
            <text:p>Bowler</text:p>
          </table:table-cell>
          <table:table-cell office:value-type="string">
            <text:p>1</text:p>
          </table:table-cell>
          <table:table-cell office:value-type="float" office:value="8.5">
            <text:p>8.5</text:p>
          </table:table-cell>
        </table:table-row>
        <table:table-row table:style-name="ro1">
          <table:table-cell office:value-type="string">
            <text:p>afccc0d1-c06b-448e-8c28-c09db8a09859</text:p>
          </table:table-cell>
          <table:table-cell office:value-type="string">
            <text:p>be223690-54f7-4a2d-b7fa-5748f801bc0a</text:p>
          </table:table-cell>
          <table:table-cell office:value-type="string">
            <text:p>a81abb0a-2c82-403a-8933-529a71b184da</text:p>
          </table:table-cell>
          <table:table-cell office:value-type="string">
            <text:p>c03d3c6c-fd04-47fe-a268-4452385d8495</text:p>
          </table:table-cell>
          <table:table-cell office:value-type="string">
            <text:p>Shreyas Iyer <text:s text:c="5"/></text:p>
          </table:table-cell>
          <table:table-cell office:value-type="string">
            <text:p>Batsman</text:p>
          </table:table-cell>
          <table:table-cell office:value-type="string">
            <text:p>2</text:p>
          </table:table-cell>
          <table:table-cell office:value-type="float" office:value="8.5">
            <text:p>8.5</text:p>
          </table:table-cell>
        </table:table-row>
        <table:table-row table:style-name="ro1">
          <table:table-cell office:value-type="string">
            <text:p>f03d61c3-e223-4a8f-b6c2-df25ef7a53d9</text:p>
          </table:table-cell>
          <table:table-cell office:value-type="string">
            <text:p>be223690-54f7-4a2d-b7fa-5748f801bc0a</text:p>
          </table:table-cell>
          <table:table-cell office:value-type="string">
            <text:p>95d9870c-9803-4660-b191-bd642d95706f</text:p>
          </table:table-cell>
          <table:table-cell office:value-type="string">
            <text:p>c03d3c6c-fd04-47fe-a268-4452385d8495</text:p>
          </table:table-cell>
          <table:table-cell office:value-type="string">
            <text:p>Manish Pandey <text:s text:c="4"/></text:p>
          </table:table-cell>
          <table:table-cell office:value-type="string">
            <text:p>All Rounder</text:p>
          </table:table-cell>
          <table:table-cell office:value-type="string">
            <text:p>3</text:p>
          </table:table-cell>
          <table:table-cell office:value-type="float" office:value="8.5">
            <text:p>8.5</text:p>
          </table:table-cell>
        </table:table-row>
        <table:table-row table:style-name="ro1">
          <table:table-cell office:value-type="string">
            <text:p>05440abb-5ec4-4085-afea-c94bf9a766b3</text:p>
          </table:table-cell>
          <table:table-cell office:value-type="string">
            <text:p>be223690-54f7-4a2d-b7fa-5748f801bc0a</text:p>
          </table:table-cell>
          <table:table-cell office:value-type="string">
            <text:p>97ce7783-28e2-40be-a122-e6896395519d</text:p>
          </table:table-cell>
          <table:table-cell office:value-type="string">
            <text:p>c03d3c6c-fd04-47fe-a268-4452385d8495</text:p>
          </table:table-cell>
          <table:table-cell office:value-type="string">
            <text:p>Washington Sundar </text:p>
          </table:table-cell>
          <table:table-cell office:value-type="string">
            <text:p>All Rounder</text:p>
          </table:table-cell>
          <table:table-cell office:value-type="string">
            <text:p>4</text:p>
          </table:table-cell>
          <table:table-cell office:value-type="float" office:value="8.5">
            <text:p>8.5</text:p>
          </table:table-cell>
        </table:table-row>
        <table:table-row table:style-name="ro1">
          <table:table-cell office:value-type="string">
            <text:p>864cb14a-e406-4147-932e-3bd2dd07e87e</text:p>
          </table:table-cell>
          <table:table-cell office:value-type="string">
            <text:p>be223690-54f7-4a2d-b7fa-5748f801bc0a</text:p>
          </table:table-cell>
          <table:table-cell office:value-type="string">
            <text:p>08aebe40-6c4c-4ce3-afed-0772944ca882</text:p>
          </table:table-cell>
          <table:table-cell office:value-type="string">
            <text:p>c03d3c6c-fd04-47fe-a268-4452385d8495</text:p>
          </table:table-cell>
          <table:table-cell office:value-type="string">
            <text:p>Shivam Dube <text:s text:c="6"/></text:p>
          </table:table-cell>
          <table:table-cell office:value-type="string">
            <text:p>Bowler</text:p>
          </table:table-cell>
          <table:table-cell office:value-type="string">
            <text:p>5</text:p>
          </table:table-cell>
          <table:table-cell office:value-type="float" office:value="8.5">
            <text:p>8.5</text:p>
          </table:table-cell>
        </table:table-row>
        <table:table-row table:style-name="ro1">
          <table:table-cell office:value-type="string">
            <text:p>f2f2598b-7efb-4d43-8729-a344feb127ec</text:p>
          </table:table-cell>
          <table:table-cell office:value-type="string">
            <text:p>be223690-54f7-4a2d-b7fa-5748f801bc0a</text:p>
          </table:table-cell>
          <table:table-cell office:value-type="string">
            <text:p>18bfa853-b4e0-487f-8a21-741a54b150dd</text:p>
          </table:table-cell>
          <table:table-cell office:value-type="string">
            <text:p>c03d3c6c-fd04-47fe-a268-4452385d8495</text:p>
          </table:table-cell>
          <table:table-cell office:value-type="string">
            <text:p>Ravindra Jadeja <text:s text:c="2"/></text:p>
          </table:table-cell>
          <table:table-cell office:value-type="string">
            <text:p>Batsman</text:p>
          </table:table-cell>
          <table:table-cell office:value-type="string">
            <text:p>6</text:p>
          </table:table-cell>
          <table:table-cell office:value-type="float" office:value="8.5">
            <text:p>8.5</text:p>
          </table:table-cell>
        </table:table-row>
        <table:table-row table:style-name="ro1">
          <table:table-cell office:value-type="string">
            <text:p>0b205ce3-cd2f-459d-b4a1-0fc81a2d4a47</text:p>
          </table:table-cell>
          <table:table-cell office:value-type="string">
            <text:p>be223690-54f7-4a2d-b7fa-5748f801bc0a</text:p>
          </table:table-cell>
          <table:table-cell office:value-type="string">
            <text:p>4ea36ddf-6076-4cdf-8d45-f8b7c36856b3</text:p>
          </table:table-cell>
          <table:table-cell office:value-type="string">
            <text:p>c03d3c6c-fd04-47fe-a268-4452385d8495</text:p>
          </table:table-cell>
          <table:table-cell office:value-type="string">
            <text:p>Lokesh Rahul <text:s text:c="5"/></text:p>
          </table:table-cell>
          <table:table-cell office:value-type="string">
            <text:p>Batsman</text:p>
          </table:table-cell>
          <table:table-cell office:value-type="string">
            <text:p>7</text:p>
          </table:table-cell>
          <table:table-cell office:value-type="float" office:value="8.5">
            <text:p>8.5</text:p>
          </table:table-cell>
        </table:table-row>
        <table:table-row table:style-name="ro1">
          <table:table-cell office:value-type="string">
            <text:p>2d8d2af2-79a0-4bba-bd25-0b98248c2019</text:p>
          </table:table-cell>
          <table:table-cell office:value-type="string">
            <text:p>be223690-54f7-4a2d-b7fa-5748f801bc0a</text:p>
          </table:table-cell>
          <table:table-cell office:value-type="string">
            <text:p>5cfc4006-724c-4657-b599-b0f9cc51b59b</text:p>
          </table:table-cell>
          <table:table-cell office:value-type="string">
            <text:p>c03d3c6c-fd04-47fe-a268-4452385d8495</text:p>
          </table:table-cell>
          <table:table-cell office:value-type="string">
            <text:p>Rishabh Pant <text:s text:c="5"/></text:p>
          </table:table-cell>
          <table:table-cell office:value-type="string">
            <text:p>Bowler</text:p>
          </table:table-cell>
          <table:table-cell office:value-type="string">
            <text:p>8</text:p>
          </table:table-cell>
          <table:table-cell office:value-type="float" office:value="8.5">
            <text:p>8.5</text:p>
          </table:table-cell>
        </table:table-row>
        <table:table-row table:style-name="ro1">
          <table:table-cell office:value-type="string">
            <text:p>595bccbe-a30f-48a9-a294-b5972c043e61</text:p>
          </table:table-cell>
          <table:table-cell office:value-type="string">
            <text:p>be223690-54f7-4a2d-b7fa-5748f801bc0a</text:p>
          </table:table-cell>
          <table:table-cell office:value-type="string">
            <text:p>133e0d52-88d4-4904-a00a-098073531fee</text:p>
          </table:table-cell>
          <table:table-cell office:value-type="string">
            <text:p>c03d3c6c-fd04-47fe-a268-4452385d8495</text:p>
          </table:table-cell>
          <table:table-cell office:value-type="string">
            <text:p>Sanju Samson <text:s text:c="5"/></text:p>
          </table:table-cell>
          <table:table-cell office:value-type="string">
            <text:p>Bowler</text:p>
          </table:table-cell>
          <table:table-cell office:value-type="string">
            <text:p>9</text:p>
          </table:table-cell>
          <table:table-cell office:value-type="float" office:value="8.5">
            <text:p>8.5</text:p>
          </table:table-cell>
        </table:table-row>
        <table:table-row table:style-name="ro1">
          <table:table-cell office:value-type="string">
            <text:p>7536adaf-8a82-4a13-bc7e-d4c40c1b8085</text:p>
          </table:table-cell>
          <table:table-cell office:value-type="string">
            <text:p>be223690-54f7-4a2d-b7fa-5748f801bc0a</text:p>
          </table:table-cell>
          <table:table-cell office:value-type="string">
            <text:p>d79e98c3-ebd4-4d2c-9a7c-e1475bfa406c</text:p>
          </table:table-cell>
          <table:table-cell office:value-type="string">
            <text:p>c03d3c6c-fd04-47fe-a268-4452385d8495</text:p>
          </table:table-cell>
          <table:table-cell office:value-type="string">
            <text:p>Kuldeep Yadav <text:s text:c="4"/></text:p>
          </table:table-cell>
          <table:table-cell office:value-type="string">
            <text:p>All Rounder</text:p>
          </table:table-cell>
          <table:table-cell office:value-type="string">
            <text:p>10</text:p>
          </table:table-cell>
          <table:table-cell office:value-type="float" office:value="8.5">
            <text:p>8.5</text:p>
          </table:table-cell>
        </table:table-row>
        <table:table-row table:style-name="ro1">
          <table:table-cell office:value-type="string">
            <text:p>9dd42f07-6af2-4a95-9f02-41a797bad652</text:p>
          </table:table-cell>
          <table:table-cell office:value-type="string">
            <text:p>be223690-54f7-4a2d-b7fa-5748f801bc0a</text:p>
          </table:table-cell>
          <table:table-cell office:value-type="string">
            <text:p>a4627ca5-6ffe-44b2-bb73-fe8b35096009</text:p>
          </table:table-cell>
          <table:table-cell office:value-type="string">
            <text:p>c03d3c6c-fd04-47fe-a268-4452385d8495</text:p>
          </table:table-cell>
          <table:table-cell office:value-type="string">
            <text:p>Yuzvendra Chahal <text:s/></text:p>
          </table:table-cell>
          <table:table-cell office:value-type="string">
            <text:p>Batsman</text:p>
          </table:table-cell>
          <table:table-cell office:value-type="string">
            <text:p>11</text:p>
          </table:table-cell>
          <table:table-cell office:value-type="float" office:value="8.5">
            <text:p>8.5</text:p>
          </table:table-cell>
        </table:table-row>
        <table:table-row table:style-name="ro1">
          <table:table-cell office:value-type="string">
            <text:p>c2300809-f5d0-40cf-9da9-15053a7d8ab8</text:p>
          </table:table-cell>
          <table:table-cell office:value-type="string">
            <text:p>be223690-54f7-4a2d-b7fa-5748f801bc0a</text:p>
          </table:table-cell>
          <table:table-cell office:value-type="string">
            <text:p>5854e69c-85d7-4085-8044-f13261e9dc36</text:p>
          </table:table-cell>
          <table:table-cell office:value-type="string">
            <text:p>c03d3c6c-fd04-47fe-a268-4452385d8495</text:p>
          </table:table-cell>
          <table:table-cell office:value-type="string">
            <text:p>Jasprit Bumrah <text:s text:c="3"/></text:p>
          </table:table-cell>
          <table:table-cell office:value-type="string">
            <text:p>Bowler</text:p>
          </table:table-cell>
          <table:table-cell office:value-type="string">
            <text:p>12</text:p>
          </table:table-cell>
          <table:table-cell office:value-type="float" office:value="8.5">
            <text:p>8.5</text:p>
          </table:table-cell>
        </table:table-row>
        <table:table-row table:style-name="ro1">
          <table:table-cell office:value-type="string">
            <text:p>e874591f-4cf9-4930-acd4-bc551a4b6d6f</text:p>
          </table:table-cell>
          <table:table-cell office:value-type="string">
            <text:p>be223690-54f7-4a2d-b7fa-5748f801bc0a</text:p>
          </table:table-cell>
          <table:table-cell office:value-type="string">
            <text:p>b83b8006-d5b6-44bc-ab59-f44603855162</text:p>
          </table:table-cell>
          <table:table-cell office:value-type="string">
            <text:p>c03d3c6c-fd04-47fe-a268-4452385d8495</text:p>
          </table:table-cell>
          <table:table-cell office:value-type="string">
            <text:p>Mohammed Shami <text:s text:c="3"/></text:p>
          </table:table-cell>
          <table:table-cell office:value-type="string">
            <text:p>Bowler</text:p>
          </table:table-cell>
          <table:table-cell office:value-type="string">
            <text:p>13</text:p>
          </table:table-cell>
          <table:table-cell office:value-type="float" office:value="8.5">
            <text:p>8.5</text:p>
          </table:table-cell>
        </table:table-row>
        <table:table-row table:style-name="ro1">
          <table:table-cell office:value-type="string">
            <text:p>e05aca15-5794-4817-afe6-3b023d07f65c</text:p>
          </table:table-cell>
          <table:table-cell office:value-type="string">
            <text:p>be223690-54f7-4a2d-b7fa-5748f801bc0a</text:p>
          </table:table-cell>
          <table:table-cell office:value-type="string">
            <text:p>e967c83f-9803-4ec4-a3f7-0325771f310d</text:p>
          </table:table-cell>
          <table:table-cell office:value-type="string">
            <text:p>c03d3c6c-fd04-47fe-a268-4452385d8495</text:p>
          </table:table-cell>
          <table:table-cell office:value-type="string">
            <text:p>Navdeep Saini <text:s text:c="4"/></text:p>
          </table:table-cell>
          <table:table-cell office:value-type="string">
            <text:p>Bowler</text:p>
          </table:table-cell>
          <table:table-cell office:value-type="string">
            <text:p>14</text:p>
          </table:table-cell>
          <table:table-cell office:value-type="float" office:value="8.5">
            <text:p>8.5</text:p>
          </table:table-cell>
        </table:table-row>
        <table:table-row table:style-name="ro1">
          <table:table-cell office:value-type="string">
            <text:p>71937039-f4e4-4f45-add0-4c4b238a03ec</text:p>
          </table:table-cell>
          <table:table-cell office:value-type="string">
            <text:p>be223690-54f7-4a2d-b7fa-5748f801bc0a</text:p>
          </table:table-cell>
          <table:table-cell office:value-type="string">
            <text:p>de5505fc-10fe-4714-9f2d-4d7727c8ea50</text:p>
          </table:table-cell>
          <table:table-cell office:value-type="string">
            <text:p>c03d3c6c-fd04-47fe-a268-4452385d8495</text:p>
          </table:table-cell>
          <table:table-cell office:value-type="string">
            <text:p>Shardul Thakur <text:s text:c="3"/></text:p>
          </table:table-cell>
          <table:table-cell office:value-type="string">
            <text:p>Batsman</text:p>
          </table:table-cell>
          <table:table-cell office:value-type="string">
            <text:p>15</text:p>
          </table:table-cell>
          <table:table-cell office:value-type="float" office:value="8.5">
            <text:p>8.5</text:p>
          </table:table-cell>
        </table:table-row>
        <table:table-row table:style-name="ro1">
          <table:table-cell office:value-type="string">
            <text:p>d216540b-3217-4d7b-a23b-2bc0e94d80b4</text:p>
          </table:table-cell>
          <table:table-cell office:value-type="string">
            <text:p>be223690-54f7-4a2d-b7fa-5748f801bc0a</text:p>
          </table:table-cell>
          <table:table-cell office:value-type="string">
            <text:p>8fbb8c9f-93db-4e9d-8f6f-91fe97ee29d0</text:p>
          </table:table-cell>
          <table:table-cell office:value-type="string">
            <text:p>e3bdfada-ebaf-434d-9803-c2dbc8298b2d</text:p>
          </table:table-cell>
          <table:table-cell office:value-type="string">
            <text:p>Kane Williamson</text:p>
          </table:table-cell>
          <table:table-cell office:value-type="string">
            <text:p>Bowler</text:p>
          </table:table-cell>
          <table:table-cell office:value-type="string">
            <text:p>17</text:p>
          </table:table-cell>
          <table:table-cell office:value-type="float" office:value="8.5">
            <text:p>8.5</text:p>
          </table:table-cell>
        </table:table-row>
        <table:table-row table:style-name="ro1">
          <table:table-cell office:value-type="string">
            <text:p>663e5982-06a7-40d5-b0da-77621d84c494</text:p>
          </table:table-cell>
          <table:table-cell office:value-type="string">
            <text:p>be223690-54f7-4a2d-b7fa-5748f801bc0a</text:p>
          </table:table-cell>
          <table:table-cell office:value-type="string">
            <text:p>5f3b6202-6322-422a-b00c-6a9cce60b077</text:p>
          </table:table-cell>
          <table:table-cell office:value-type="string">
            <text:p>e3bdfada-ebaf-434d-9803-c2dbc8298b2d</text:p>
          </table:table-cell>
          <table:table-cell office:value-type="string">
            <text:p>Martin Guptill <text:s text:c="4"/></text:p>
          </table:table-cell>
          <table:table-cell office:value-type="string">
            <text:p>Bowler</text:p>
          </table:table-cell>
          <table:table-cell office:value-type="string">
            <text:p>18</text:p>
          </table:table-cell>
          <table:table-cell office:value-type="float" office:value="8.5">
            <text:p>8.5</text:p>
          </table:table-cell>
        </table:table-row>
        <table:table-row table:style-name="ro1">
          <table:table-cell office:value-type="string">
            <text:p>4dde571a-a2fb-4c49-9c92-e4104ade9230</text:p>
          </table:table-cell>
          <table:table-cell office:value-type="string">
            <text:p>be223690-54f7-4a2d-b7fa-5748f801bc0a</text:p>
          </table:table-cell>
          <table:table-cell office:value-type="string">
            <text:p>ce68663e-b1dd-498d-ac26-d921b77e3eec</text:p>
          </table:table-cell>
          <table:table-cell office:value-type="string">
            <text:p>e3bdfada-ebaf-434d-9803-c2dbc8298b2d</text:p>
          </table:table-cell>
          <table:table-cell office:value-type="string">
            <text:p>Ross Taylor <text:s text:c="7"/></text:p>
          </table:table-cell>
          <table:table-cell office:value-type="string">
            <text:p>Bowler</text:p>
          </table:table-cell>
          <table:table-cell office:value-type="string">
            <text:p>19</text:p>
          </table:table-cell>
          <table:table-cell office:value-type="float" office:value="8.5">
            <text:p>8.5</text:p>
          </table:table-cell>
        </table:table-row>
        <table:table-row table:style-name="ro1">
          <table:table-cell office:value-type="string">
            <text:p>4b24a072-088b-432c-a7b2-87184cb0ebfa</text:p>
          </table:table-cell>
          <table:table-cell office:value-type="string">
            <text:p>be223690-54f7-4a2d-b7fa-5748f801bc0a</text:p>
          </table:table-cell>
          <table:table-cell office:value-type="string">
            <text:p>f39daa39-7378-4258-a303-83e0f4410d6d</text:p>
          </table:table-cell>
          <table:table-cell office:value-type="string">
            <text:p>e3bdfada-ebaf-434d-9803-c2dbc8298b2d</text:p>
          </table:table-cell>
          <table:table-cell office:value-type="string">
            <text:p>Scott Kuggeleijn <text:s text:c="2"/></text:p>
          </table:table-cell>
          <table:table-cell office:value-type="string">
            <text:p>Batsman</text:p>
          </table:table-cell>
          <table:table-cell office:value-type="string">
            <text:p>20</text:p>
          </table:table-cell>
          <table:table-cell office:value-type="float" office:value="8.5">
            <text:p>8.5</text:p>
          </table:table-cell>
        </table:table-row>
        <table:table-row table:style-name="ro1">
          <table:table-cell office:value-type="string">
            <text:p>bddcd1c1-1bbc-417d-9e3f-2494e65d9c0b</text:p>
          </table:table-cell>
          <table:table-cell office:value-type="string">
            <text:p>be223690-54f7-4a2d-b7fa-5748f801bc0a</text:p>
          </table:table-cell>
          <table:table-cell office:value-type="string">
            <text:p>554097c4-0a76-42aa-919e-9755c8c0438f</text:p>
          </table:table-cell>
          <table:table-cell office:value-type="string">
            <text:p>e3bdfada-ebaf-434d-9803-c2dbc8298b2d</text:p>
          </table:table-cell>
          <table:table-cell office:value-type="string">
            <text:p>Colin Munro <text:s text:c="7"/></text:p>
          </table:table-cell>
          <table:table-cell office:value-type="string">
            <text:p>Bowler</text:p>
          </table:table-cell>
          <table:table-cell office:value-type="string">
            <text:p>21</text:p>
          </table:table-cell>
          <table:table-cell office:value-type="float" office:value="8.5">
            <text:p>8.5</text:p>
          </table:table-cell>
        </table:table-row>
        <table:table-row table:style-name="ro1">
          <table:table-cell office:value-type="string">
            <text:p>9c3b5a52-82fe-4404-84b3-25b52d8719bd</text:p>
          </table:table-cell>
          <table:table-cell office:value-type="string">
            <text:p>be223690-54f7-4a2d-b7fa-5748f801bc0a</text:p>
          </table:table-cell>
          <table:table-cell office:value-type="string">
            <text:p>2b40ad7d-4cea-4e68-af85-4dd4753c3d3b</text:p>
          </table:table-cell>
          <table:table-cell office:value-type="string">
            <text:p>e3bdfada-ebaf-434d-9803-c2dbc8298b2d</text:p>
          </table:table-cell>
          <table:table-cell office:value-type="string">
            <text:p>Colin deGrandhomme </text:p>
          </table:table-cell>
          <table:table-cell office:value-type="string">
            <text:p>Batsman</text:p>
          </table:table-cell>
          <table:table-cell office:value-type="string">
            <text:p>22</text:p>
          </table:table-cell>
          <table:table-cell office:value-type="float" office:value="8.5">
            <text:p>8.5</text:p>
          </table:table-cell>
        </table:table-row>
        <table:table-row table:style-name="ro1">
          <table:table-cell office:value-type="string">
            <text:p>dddc9124-6832-4ee3-bf2a-f3df44f99b65</text:p>
          </table:table-cell>
          <table:table-cell office:value-type="string">
            <text:p>be223690-54f7-4a2d-b7fa-5748f801bc0a</text:p>
          </table:table-cell>
          <table:table-cell office:value-type="string">
            <text:p>1ebe24cd-9b0b-4b29-a320-fdad05facdb7</text:p>
          </table:table-cell>
          <table:table-cell office:value-type="string">
            <text:p>e3bdfada-ebaf-434d-9803-c2dbc8298b2d</text:p>
          </table:table-cell>
          <table:table-cell office:value-type="string">
            <text:p>Tom Bruce <text:s text:c="9"/></text:p>
          </table:table-cell>
          <table:table-cell office:value-type="string">
            <text:p>Batsman</text:p>
          </table:table-cell>
          <table:table-cell office:value-type="string">
            <text:p>23</text:p>
          </table:table-cell>
          <table:table-cell office:value-type="float" office:value="8.5">
            <text:p>8.5</text:p>
          </table:table-cell>
        </table:table-row>
        <table:table-row table:style-name="ro1">
          <table:table-cell office:value-type="string">
            <text:p>fc1ea6f6-7990-41ba-b0e9-194d2cbc1faa</text:p>
          </table:table-cell>
          <table:table-cell office:value-type="string">
            <text:p>be223690-54f7-4a2d-b7fa-5748f801bc0a</text:p>
          </table:table-cell>
          <table:table-cell office:value-type="string">
            <text:p>56627d43-54ea-4e51-b3e0-ac7e7ede475c</text:p>
          </table:table-cell>
          <table:table-cell office:value-type="string">
            <text:p>e3bdfada-ebaf-434d-9803-c2dbc8298b2d</text:p>
          </table:table-cell>
          <table:table-cell office:value-type="string">
            <text:p>Daryl Mitchell <text:s text:c="4"/></text:p>
          </table:table-cell>
          <table:table-cell office:value-type="string">
            <text:p>Batsman</text:p>
          </table:table-cell>
          <table:table-cell office:value-type="string">
            <text:p>24</text:p>
          </table:table-cell>
          <table:table-cell office:value-type="float" office:value="8.5">
            <text:p>8.5</text:p>
          </table:table-cell>
        </table:table-row>
        <table:table-row table:style-name="ro1">
          <table:table-cell/>
          <table:table-cell office:value-type="string">
            <text:p>be223690-54f7-4a2d-b7fa-5748f801bc0a</text:p>
          </table:table-cell>
          <table:table-cell office:value-type="string">
            <text:p>1f9c96d0-f2fb-4887-b0dc-b0aa40d2f350</text:p>
          </table:table-cell>
          <table:table-cell office:value-type="string">
            <text:p>e3bdfada-ebaf-434d-9803-c2dbc8298b2d</text:p>
          </table:table-cell>
          <table:table-cell office:value-type="string">
            <text:p>Mitchell Santner <text:s text:c="2"/></text:p>
          </table:table-cell>
          <table:table-cell office:value-type="string">
            <text:p>Bowler</text:p>
          </table:table-cell>
          <table:table-cell office:value-type="string">
            <text:p>25</text:p>
          </table:table-cell>
          <table:table-cell office:value-type="float" office:value="8.5">
            <text:p>8.5</text:p>
          </table:table-cell>
        </table:table-row>
        <table:table-row table:style-name="ro1">
          <table:table-cell/>
          <table:table-cell office:value-type="string">
            <text:p>be223690-54f7-4a2d-b7fa-5748f801bc0a</text:p>
          </table:table-cell>
          <table:table-cell office:value-type="string">
            <text:p>599acf90-3b14-4697-abb8-086bd7cc9218</text:p>
          </table:table-cell>
          <table:table-cell office:value-type="string">
            <text:p>e3bdfada-ebaf-434d-9803-c2dbc8298b2d</text:p>
          </table:table-cell>
          <table:table-cell office:value-type="string">
            <text:p>Tim Seifert <text:s text:c="7"/></text:p>
          </table:table-cell>
          <table:table-cell office:value-type="string">
            <text:p>Bowler</text:p>
          </table:table-cell>
          <table:table-cell office:value-type="string">
            <text:p>26</text:p>
          </table:table-cell>
          <table:table-cell office:value-type="float" office:value="8.5">
            <text:p>8.5</text:p>
          </table:table-cell>
        </table:table-row>
        <table:table-row table:style-name="ro1">
          <table:table-cell/>
          <table:table-cell office:value-type="string">
            <text:p>be223690-54f7-4a2d-b7fa-5748f801bc0a</text:p>
          </table:table-cell>
          <table:table-cell office:value-type="string">
            <text:p>857e3eaf-8aa8-4a54-95f1-f3a2f4cac6cd</text:p>
          </table:table-cell>
          <table:table-cell office:value-type="string">
            <text:p>e3bdfada-ebaf-434d-9803-c2dbc8298b2d</text:p>
          </table:table-cell>
          <table:table-cell office:value-type="string">
            <text:p>Hamish Bennett <text:s text:c="4"/></text:p>
          </table:table-cell>
          <table:table-cell office:value-type="string">
            <text:p>Bowler</text:p>
          </table:table-cell>
          <table:table-cell office:value-type="string">
            <text:p>27</text:p>
          </table:table-cell>
          <table:table-cell office:value-type="float" office:value="8.5">
            <text:p>8.5</text:p>
          </table:table-cell>
        </table:table-row>
        <table:table-row table:style-name="ro1">
          <table:table-cell/>
          <table:table-cell office:value-type="string">
            <text:p>be223690-54f7-4a2d-b7fa-5748f801bc0a</text:p>
          </table:table-cell>
          <table:table-cell office:value-type="string">
            <text:p>472044c7-28f6-420f-bbb8-46af2b09b770</text:p>
          </table:table-cell>
          <table:table-cell office:value-type="string">
            <text:p>e3bdfada-ebaf-434d-9803-c2dbc8298b2d</text:p>
          </table:table-cell>
          <table:table-cell office:value-type="string">
            <text:p>Ish Sodhi <text:s text:c="9"/></text:p>
          </table:table-cell>
          <table:table-cell office:value-type="string">
            <text:p>Bowler</text:p>
          </table:table-cell>
          <table:table-cell office:value-type="string">
            <text:p>28</text:p>
          </table:table-cell>
          <table:table-cell office:value-type="float" office:value="8.5">
            <text:p>8.5</text:p>
          </table:table-cell>
        </table:table-row>
        <table:table-row table:style-name="ro1">
          <table:table-cell/>
          <table:table-cell office:value-type="string">
            <text:p>be223690-54f7-4a2d-b7fa-5748f801bc0a</text:p>
          </table:table-cell>
          <table:table-cell office:value-type="string">
            <text:p>08a25f05-7b54-4b5c-a504-fce4181c3c26</text:p>
          </table:table-cell>
          <table:table-cell office:value-type="string">
            <text:p>e3bdfada-ebaf-434d-9803-c2dbc8298b2d</text:p>
          </table:table-cell>
          <table:table-cell office:value-type="string">
            <text:p>Tim Southee <text:s text:c="7"/></text:p>
          </table:table-cell>
          <table:table-cell office:value-type="string">
            <text:p>Bowler</text:p>
          </table:table-cell>
          <table:table-cell office:value-type="string">
            <text:p>29</text:p>
          </table:table-cell>
          <table:table-cell office:value-type="float" office:value="8.5">
            <text:p>8.5</text:p>
          </table:table-cell>
        </table:table-row>
        <table:table-row table:style-name="ro1">
          <table:table-cell/>
          <table:table-cell office:value-type="string">
            <text:p>be223690-54f7-4a2d-b7fa-5748f801bc0a</text:p>
          </table:table-cell>
          <table:table-cell office:value-type="string">
            <text:p>4323eae5-bfa9-4d2f-aab2-9ac09b610d8c</text:p>
          </table:table-cell>
          <table:table-cell office:value-type="string">
            <text:p>e3bdfada-ebaf-434d-9803-c2dbc8298b2d</text:p>
          </table:table-cell>
          <table:table-cell office:value-type="string">
            <text:p>Blair Tickner <text:s text:c="5"/></text:p>
          </table:table-cell>
          <table:table-cell office:value-type="string">
            <text:p>Bowler</text:p>
          </table:table-cell>
          <table:table-cell office:value-type="string">
            <text:p>30</text:p>
          </table:table-cell>
          <table:table-cell office:value-type="float" office:value="8.5">
            <text:p>8.5</text:p>
          </table:table-cell>
        </table:table-row>
        <table:table-row table:style-name="ro1" table:number-rows-repeated="3">
          <table:table-cell table:number-columns-repeated="6"/>
          <table:table-cell table:style-name="Default"/>
          <table:table-cell/>
        </table:table-row>
        <table:table-row table:style-name="ro1">
          <table:table-cell office:value-type="string">
            <text:p>END</text:p>
          </table:table-cell>
          <table:table-cell table:number-columns-repeated="5"/>
          <table:table-cell table:style-name="Default"/>
          <table:table-cell/>
        </table:table-row>
      </table:table>
      <table:table table:name="Players" table:style-name="ta1" table:print="false"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3" table:default-cell-style-name="ce5"/>
        <table:table-column table:style-name="co3" table:number-columns-repeated="2" table:default-cell-style-name="Default"/>
        <table:table-column table:style-name="co24" table:default-cell-style-name="Default"/>
        <table:table-column table:style-name="co3" table:number-columns-repeated="4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TeamId</text:p>
          </table:table-cell>
          <table:table-cell office:value-type="string">
            <text:p>Name</text:p>
          </table:table-cell>
          <table:table-cell office:value-type="string">
            <text:p>ShortName</text:p>
          </table:table-cell>
          <table:table-cell table:style-name="Default" office:value-type="string">
            <text:p>DOB</text:p>
          </table:table-cell>
          <table:table-cell office:value-type="string">
            <text:p>SunSign</text:p>
          </table:table-cell>
          <table:table-cell office:value-type="string">
            <text:p>MoonSign</text:p>
          </table:table-cell>
          <table:table-cell office:value-type="string">
            <text:p>PlayerType</text:p>
          </table:table-cell>
          <table:table-cell office:value-type="string">
            <text:p>Form</text:p>
          </table:table-cell>
          <table:table-cell office:value-type="string">
            <text:p>PlayerLevel</text:p>
          </table:table-cell>
          <table:table-cell office:value-type="string">
            <text:p>Description</text:p>
          </table:table-cell>
          <table:table-cell office:value-type="string">
            <text:p>Country</text:p>
          </table:table-cell>
        </table:table-row>
        <table:table-row table:style-name="ro1">
          <table:table-cell office:value-type="string">
            <text:p>e1971207-88ce-40a8-82e5-76aa70ed531a</text:p>
          </table:table-cell>
          <table:table-cell office:value-type="string">
            <text:p>c03d3c6c-fd04-47fe-a268-4452385d8495</text:p>
          </table:table-cell>
          <table:table-cell office:value-type="string">
            <text:p>Virat Kohli <text:s text:c="5"/></text:p>
          </table:table-cell>
          <table:table-cell office:value-type="string">
            <text:p>Kohli</text:p>
          </table:table-cell>
          <table:table-cell office:value-type="date" office:date-value="2020-01-01">
            <text:p>01/01/20</text:p>
          </table:table-cell>
          <table:table-cell table:style-name="ce4" office:value-type="string">
            <text:p>Scorpio</text:p>
          </table:table-cell>
          <table:table-cell/>
          <table:table-cell office:value-type="string">
            <text:p>Batsman</text:p>
          </table:table-cell>
          <table:table-cell office:value-type="string">
            <text:p>Very Good</text:p>
          </table:table-cell>
          <table:table-cell office:value-type="float" office:value="5">
            <text:p>5</text:p>
          </table:table-cell>
          <table:table-cell/>
          <table:table-cell office:value-type="string">
            <text:p>India</text:p>
          </table:table-cell>
        </table:table-row>
        <table:table-row table:style-name="ro1">
          <table:table-cell office:value-type="string">
            <text:p>83e16d9d-cd99-4789-a2bd-c1153846ce5e</text:p>
          </table:table-cell>
          <table:table-cell office:value-type="string">
            <text:p>c03d3c6c-fd04-47fe-a268-4452385d8495</text:p>
          </table:table-cell>
          <table:table-cell office:value-type="string">
            <text:p>Rohit Sharma <text:s text:c="5"/></text:p>
          </table:table-cell>
          <table:table-cell office:value-type="string">
            <text:p>Rohit</text:p>
          </table:table-cell>
          <table:table-cell office:value-type="date" office:date-value="2020-01-01">
            <text:p>01/01/20</text:p>
          </table:table-cell>
          <table:table-cell table:style-name="ce4" office:value-type="string">
            <text:p>Tarus</text:p>
          </table:table-cell>
          <table:table-cell/>
          <table:table-cell office:value-type="string">
            <text:p>Batsman</text:p>
          </table:table-cell>
          <table:table-cell office:value-type="string">
            <text:p>Good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string">
            <text:p>a81abb0a-2c82-403a-8933-529a71b184da</text:p>
          </table:table-cell>
          <table:table-cell office:value-type="string">
            <text:p>c03d3c6c-fd04-47fe-a268-4452385d8495</text:p>
          </table:table-cell>
          <table:table-cell office:value-type="string">
            <text:p>Shreyas Iyer <text:s text:c="5"/></text:p>
          </table:table-cell>
          <table:table-cell office:value-type="string">
            <text:p>Shreyas</text:p>
          </table:table-cell>
          <table:table-cell office:value-type="date" office:date-value="2020-01-01">
            <text:p>01/01/20</text:p>
          </table:table-cell>
          <table:table-cell office:value-type="string">
            <text:p>Sagittarius</text:p>
          </table:table-cell>
          <table:table-cell/>
          <table:table-cell office:value-type="string">
            <text:p>Batsman</text:p>
          </table:table-cell>
          <table:table-cell office:value-type="string">
            <text:p>Good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95d9870c-9803-4660-b191-bd642d95706f</text:p>
          </table:table-cell>
          <table:table-cell office:value-type="string">
            <text:p>c03d3c6c-fd04-47fe-a268-4452385d8495</text:p>
          </table:table-cell>
          <table:table-cell office:value-type="string">
            <text:p>Manish Pandey <text:s text:c="4"/></text:p>
          </table:table-cell>
          <table:table-cell office:value-type="string">
            <text:p>Manish</text:p>
          </table:table-cell>
          <table:table-cell office:value-type="date" office:date-value="2020-01-02">
            <text:p>02/01/20</text:p>
          </table:table-cell>
          <table:table-cell office:value-type="string">
            <text:p>Sagittarius</text:p>
          </table:table-cell>
          <table:table-cell/>
          <table:table-cell office:value-type="string">
            <text:p>Batsman</text:p>
          </table:table-cell>
          <table:table-cell table:number-columns-repeated="4"/>
        </table:table-row>
        <table:table-row table:style-name="ro1">
          <table:table-cell office:value-type="string">
            <text:p>97ce7783-28e2-40be-a122-e6896395519d</text:p>
          </table:table-cell>
          <table:table-cell office:value-type="string">
            <text:p>c03d3c6c-fd04-47fe-a268-4452385d8495</text:p>
          </table:table-cell>
          <table:table-cell office:value-type="string">
            <text:p>Washington Sundar </text:p>
          </table:table-cell>
          <table:table-cell office:value-type="string">
            <text:p>Washington</text:p>
          </table:table-cell>
          <table:table-cell office:value-type="date" office:date-value="2020-01-03">
            <text:p>03/01/20</text:p>
          </table:table-cell>
          <table:table-cell office:value-type="string">
            <text:p>Vigro</text:p>
          </table:table-cell>
          <table:table-cell/>
          <table:table-cell office:value-type="string">
            <text:p>Batsman</text:p>
          </table:table-cell>
          <table:table-cell office:value-type="string">
            <text:p>Good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08aebe40-6c4c-4ce3-afed-0772944ca882</text:p>
          </table:table-cell>
          <table:table-cell office:value-type="string">
            <text:p>c03d3c6c-fd04-47fe-a268-4452385d8495</text:p>
          </table:table-cell>
          <table:table-cell office:value-type="string">
            <text:p>Shivam Dube <text:s text:c="6"/></text:p>
          </table:table-cell>
          <table:table-cell office:value-type="string">
            <text:p>Shivam</text:p>
          </table:table-cell>
          <table:table-cell office:value-type="date" office:date-value="2020-01-04">
            <text:p>04/01/20</text:p>
          </table:table-cell>
          <table:table-cell office:value-type="string">
            <text:p>Leo</text:p>
          </table:table-cell>
          <table:table-cell/>
          <table:table-cell office:value-type="string">
            <text:p>Batsman</text:p>
          </table:table-cell>
          <table:table-cell office:value-type="string">
            <text:p>Good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string">
            <text:p>18bfa853-b4e0-487f-8a21-741a54b150dd</text:p>
          </table:table-cell>
          <table:table-cell office:value-type="string">
            <text:p>c03d3c6c-fd04-47fe-a268-4452385d8495</text:p>
          </table:table-cell>
          <table:table-cell office:value-type="string">
            <text:p>Ravindra Jadeja <text:s text:c="2"/></text:p>
          </table:table-cell>
          <table:table-cell office:value-type="string">
            <text:p>Jadeja</text:p>
          </table:table-cell>
          <table:table-cell office:value-type="date" office:date-value="2020-01-05">
            <text:p>05/01/20</text:p>
          </table:table-cell>
          <table:table-cell office:value-type="string">
            <text:p>Cancer</text:p>
          </table:table-cell>
          <table:table-cell/>
          <table:table-cell office:value-type="string">
            <text:p>AllRounder</text:p>
          </table:table-cell>
          <table:table-cell office:value-type="string">
            <text:p>Good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string">
            <text:p>4ea36ddf-6076-4cdf-8d45-f8b7c36856b3</text:p>
          </table:table-cell>
          <table:table-cell office:value-type="string">
            <text:p>c03d3c6c-fd04-47fe-a268-4452385d8495</text:p>
          </table:table-cell>
          <table:table-cell office:value-type="string">
            <text:p>Lokesh Rahul <text:s text:c="5"/></text:p>
          </table:table-cell>
          <table:table-cell office:value-type="string">
            <text:p>Rahul</text:p>
          </table:table-cell>
          <table:table-cell office:value-type="date" office:date-value="2020-01-06">
            <text:p>06/01/20</text:p>
          </table:table-cell>
          <table:table-cell table:style-name="ce4" office:value-type="string">
            <text:p>Aries</text:p>
          </table:table-cell>
          <table:table-cell/>
          <table:table-cell office:value-type="string">
            <text:p>WicketKeeper</text:p>
          </table:table-cell>
          <table:table-cell office:value-type="string">
            <text:p>Average</text:p>
          </table:table-cell>
          <table:table-cell table:number-columns-repeated="3"/>
        </table:table-row>
        <table:table-row table:style-name="ro1">
          <table:table-cell office:value-type="string">
            <text:p>5cfc4006-724c-4657-b599-b0f9cc51b59b</text:p>
          </table:table-cell>
          <table:table-cell office:value-type="string">
            <text:p>c03d3c6c-fd04-47fe-a268-4452385d8495</text:p>
          </table:table-cell>
          <table:table-cell office:value-type="string">
            <text:p>Rishabh Pant <text:s text:c="5"/></text:p>
          </table:table-cell>
          <table:table-cell office:value-type="string">
            <text:p>Pant</text:p>
          </table:table-cell>
          <table:table-cell office:value-type="date" office:date-value="2020-01-07">
            <text:p>07/01/20</text:p>
          </table:table-cell>
          <table:table-cell office:value-type="string">
            <text:p>Cancer</text:p>
          </table:table-cell>
          <table:table-cell/>
          <table:table-cell office:value-type="string">
            <text:p>WicketKeeper</text:p>
          </table:table-cell>
          <table:table-cell office:value-type="string">
            <text:p>Good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133e0d52-88d4-4904-a00a-098073531fee</text:p>
          </table:table-cell>
          <table:table-cell office:value-type="string">
            <text:p>c03d3c6c-fd04-47fe-a268-4452385d8495</text:p>
          </table:table-cell>
          <table:table-cell office:value-type="string">
            <text:p>Sanju Samson <text:s text:c="5"/></text:p>
          </table:table-cell>
          <table:table-cell office:value-type="string">
            <text:p>Samson <text:s text:c="3"/></text:p>
          </table:table-cell>
          <table:table-cell office:value-type="date" office:date-value="2020-01-08">
            <text:p>08/01/20</text:p>
          </table:table-cell>
          <table:table-cell table:style-name="ce4" office:value-type="string">
            <text:p>Libra</text:p>
          </table:table-cell>
          <table:table-cell/>
          <table:table-cell office:value-type="string">
            <text:p>AllRounder</text:p>
          </table:table-cell>
          <table:table-cell office:value-type="string">
            <text:p>Good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string">
            <text:p>d79e98c3-ebd4-4d2c-9a7c-e1475bfa406c</text:p>
          </table:table-cell>
          <table:table-cell office:value-type="string">
            <text:p>c03d3c6c-fd04-47fe-a268-4452385d8495</text:p>
          </table:table-cell>
          <table:table-cell office:value-type="string">
            <text:p>Kuldeep Yadav <text:s text:c="4"/></text:p>
          </table:table-cell>
          <table:table-cell office:value-type="string">
            <text:p>Kuldeep</text:p>
          </table:table-cell>
          <table:table-cell office:value-type="date" office:date-value="2020-01-09">
            <text:p>09/01/20</text:p>
          </table:table-cell>
          <table:table-cell office:value-type="string">
            <text:p>Libra</text:p>
          </table:table-cell>
          <table:table-cell/>
          <table:table-cell office:value-type="string">
            <text:p>AllRounder</text:p>
          </table:table-cell>
          <table:table-cell office:value-type="string">
            <text:p>Good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string">
            <text:p>a4627ca5-6ffe-44b2-bb73-fe8b35096009</text:p>
          </table:table-cell>
          <table:table-cell office:value-type="string">
            <text:p>c03d3c6c-fd04-47fe-a268-4452385d8495</text:p>
          </table:table-cell>
          <table:table-cell office:value-type="string">
            <text:p>Yuzvendra Chahal <text:s/></text:p>
          </table:table-cell>
          <table:table-cell office:value-type="string">
            <text:p>Chahal <text:s/></text:p>
          </table:table-cell>
          <table:table-cell office:value-type="date" office:date-value="2020-01-10">
            <text:p>10/01/20</text:p>
          </table:table-cell>
          <table:table-cell office:value-type="string">
            <text:p>Leo</text:p>
          </table:table-cell>
          <table:table-cell/>
          <table:table-cell office:value-type="string">
            <text:p>Bowler</text:p>
          </table:table-cell>
          <table:table-cell office:value-type="string">
            <text:p>Good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5854e69c-85d7-4085-8044-f13261e9dc36</text:p>
          </table:table-cell>
          <table:table-cell office:value-type="string">
            <text:p>c03d3c6c-fd04-47fe-a268-4452385d8495</text:p>
          </table:table-cell>
          <table:table-cell office:value-type="string">
            <text:p>Jasprit Bumrah <text:s text:c="3"/></text:p>
          </table:table-cell>
          <table:table-cell office:value-type="string">
            <text:p>Bumrah</text:p>
          </table:table-cell>
          <table:table-cell office:value-type="date" office:date-value="2020-01-11">
            <text:p>11/01/20</text:p>
          </table:table-cell>
          <table:table-cell table:style-name="ce4" office:value-type="string">
            <text:p>Sagittarius</text:p>
          </table:table-cell>
          <table:table-cell/>
          <table:table-cell office:value-type="string">
            <text:p>Bowler</text:p>
          </table:table-cell>
          <table:table-cell table:number-columns-repeated="4"/>
        </table:table-row>
        <table:table-row table:style-name="ro1">
          <table:table-cell office:value-type="string">
            <text:p>b83b8006-d5b6-44bc-ab59-f44603855162</text:p>
          </table:table-cell>
          <table:table-cell office:value-type="string">
            <text:p>c03d3c6c-fd04-47fe-a268-4452385d8495</text:p>
          </table:table-cell>
          <table:table-cell office:value-type="string">
            <text:p>Mohammed Shami <text:s text:c="3"/></text:p>
          </table:table-cell>
          <table:table-cell office:value-type="string">
            <text:p>Shami</text:p>
          </table:table-cell>
          <table:table-cell office:value-type="date" office:date-value="2020-01-12">
            <text:p>12/01/20</text:p>
          </table:table-cell>
          <table:table-cell table:style-name="ce4" office:value-type="string">
            <text:p>Sagittarius</text:p>
          </table:table-cell>
          <table:table-cell/>
          <table:table-cell office:value-type="string">
            <text:p>Bowler</text:p>
          </table:table-cell>
          <table:table-cell table:number-columns-repeated="4"/>
        </table:table-row>
        <table:table-row table:style-name="ro1">
          <table:table-cell office:value-type="string">
            <text:p>e967c83f-9803-4ec4-a3f7-0325771f310d</text:p>
          </table:table-cell>
          <table:table-cell office:value-type="string">
            <text:p>c03d3c6c-fd04-47fe-a268-4452385d8495</text:p>
          </table:table-cell>
          <table:table-cell office:value-type="string">
            <text:p>Navdeep Saini <text:s text:c="4"/></text:p>
          </table:table-cell>
          <table:table-cell office:value-type="string">
            <text:p>Saini</text:p>
          </table:table-cell>
          <table:table-cell office:value-type="date" office:date-value="2020-01-13">
            <text:p>13/01/20</text:p>
          </table:table-cell>
          <table:table-cell table:style-name="ce4" office:value-type="string">
            <text:p>Sagittarius</text:p>
          </table:table-cell>
          <table:table-cell/>
          <table:table-cell office:value-type="string">
            <text:p>Bowler</text:p>
          </table:table-cell>
          <table:table-cell table:number-columns-repeated="4"/>
        </table:table-row>
        <table:table-row table:style-name="ro1">
          <table:table-cell office:value-type="string">
            <text:p>de5505fc-10fe-4714-9f2d-4d7727c8ea50</text:p>
          </table:table-cell>
          <table:table-cell office:value-type="string">
            <text:p>c03d3c6c-fd04-47fe-a268-4452385d8495</text:p>
          </table:table-cell>
          <table:table-cell office:value-type="string">
            <text:p>Shardul Thakur <text:s text:c="3"/></text:p>
          </table:table-cell>
          <table:table-cell office:value-type="string">
            <text:p>Thakur</text:p>
          </table:table-cell>
          <table:table-cell office:value-type="date" office:date-value="2020-01-14">
            <text:p>14/01/20</text:p>
          </table:table-cell>
          <table:table-cell office:value-type="string">
            <text:p>Libra</text:p>
          </table:table-cell>
          <table:table-cell/>
          <table:table-cell office:value-type="string">
            <text:p>Bowler</text:p>
          </table:table-cell>
          <table:table-cell/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4"/>
          <table:table-cell table:number-columns-repeated="3"/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office:value-type="string">
            <text:p>8fbb8c9f-93db-4e9d-8f6f-91fe97ee29d0</text:p>
          </table:table-cell>
          <table:table-cell office:value-type="string">
            <text:p>e3bdfada-ebaf-434d-9803-c2dbc8298b2d</text:p>
          </table:table-cell>
          <table:table-cell office:value-type="string">
            <text:p>Kane Williamson</text:p>
          </table:table-cell>
          <table:table-cell office:value-type="string">
            <text:p>Williamson</text:p>
          </table:table-cell>
          <table:table-cell office:value-type="date" office:date-value="2020-01-17">
            <text:p>17/01/20</text:p>
          </table:table-cell>
          <table:table-cell table:style-name="ce4" office:value-type="string">
            <text:p>Leo</text:p>
          </table:table-cell>
          <table:table-cell/>
          <table:table-cell office:value-type="string">
            <text:p>Batsman</text:p>
          </table:table-cell>
          <table:table-cell office:value-type="string">
            <text:p>Good</text:p>
          </table:table-cell>
          <table:table-cell table:number-columns-repeated="3"/>
        </table:table-row>
        <table:table-row table:style-name="ro1">
          <table:table-cell office:value-type="string">
            <text:p>5f3b6202-6322-422a-b00c-6a9cce60b077</text:p>
          </table:table-cell>
          <table:table-cell office:value-type="string">
            <text:p>e3bdfada-ebaf-434d-9803-c2dbc8298b2d</text:p>
          </table:table-cell>
          <table:table-cell office:value-type="string">
            <text:p>Martin Guptill <text:s text:c="4"/></text:p>
          </table:table-cell>
          <table:table-cell office:value-type="string">
            <text:p>Guptill <text:s text:c="4"/></text:p>
          </table:table-cell>
          <table:table-cell office:value-type="date" office:date-value="2020-01-18">
            <text:p>18/01/20</text:p>
          </table:table-cell>
          <table:table-cell office:value-type="string">
            <text:p>Libra</text:p>
          </table:table-cell>
          <table:table-cell/>
          <table:table-cell office:value-type="string">
            <text:p>Batsman</text:p>
          </table:table-cell>
          <table:table-cell table:number-columns-repeated="4"/>
        </table:table-row>
        <table:table-row table:style-name="ro1">
          <table:table-cell office:value-type="string">
            <text:p>ce68663e-b1dd-498d-ac26-d921b77e3eec</text:p>
          </table:table-cell>
          <table:table-cell office:value-type="string">
            <text:p>e3bdfada-ebaf-434d-9803-c2dbc8298b2d</text:p>
          </table:table-cell>
          <table:table-cell office:value-type="string">
            <text:p>Ross Taylor <text:s text:c="7"/></text:p>
          </table:table-cell>
          <table:table-cell office:value-type="string">
            <text:p>Ross</text:p>
          </table:table-cell>
          <table:table-cell office:value-type="date" office:date-value="2020-01-19">
            <text:p>19/01/20</text:p>
          </table:table-cell>
          <table:table-cell table:style-name="ce4" office:value-type="string">
            <text:p>Pisces</text:p>
          </table:table-cell>
          <table:table-cell/>
          <table:table-cell office:value-type="string">
            <text:p>Batsman</text:p>
          </table:table-cell>
          <table:table-cell table:number-columns-repeated="4"/>
        </table:table-row>
        <table:table-row table:style-name="ro1">
          <table:table-cell office:value-type="string">
            <text:p>f39daa39-7378-4258-a303-83e0f4410d6d</text:p>
          </table:table-cell>
          <table:table-cell office:value-type="string">
            <text:p>e3bdfada-ebaf-434d-9803-c2dbc8298b2d</text:p>
          </table:table-cell>
          <table:table-cell office:value-type="string">
            <text:p>Scott Kuggeleijn <text:s text:c="2"/></text:p>
          </table:table-cell>
          <table:table-cell office:value-type="string">
            <text:p>Kuggeleijn <text:s text:c="2"/></text:p>
          </table:table-cell>
          <table:table-cell office:value-type="date" office:date-value="2020-01-20">
            <text:p>20/01/20</text:p>
          </table:table-cell>
          <table:table-cell table:style-name="ce4" office:value-type="string">
            <text:p>Capricorn</text:p>
          </table:table-cell>
          <table:table-cell/>
          <table:table-cell office:value-type="string">
            <text:p>Batsman</text:p>
          </table:table-cell>
          <table:table-cell table:number-columns-repeated="4"/>
        </table:table-row>
        <table:table-row table:style-name="ro1">
          <table:table-cell office:value-type="string">
            <text:p>554097c4-0a76-42aa-919e-9755c8c0438f</text:p>
          </table:table-cell>
          <table:table-cell office:value-type="string">
            <text:p>e3bdfada-ebaf-434d-9803-c2dbc8298b2d</text:p>
          </table:table-cell>
          <table:table-cell office:value-type="string">
            <text:p>Colin Munro <text:s text:c="7"/></text:p>
          </table:table-cell>
          <table:table-cell office:value-type="string">
            <text:p>Munro <text:s text:c="7"/></text:p>
          </table:table-cell>
          <table:table-cell office:value-type="date" office:date-value="2020-01-21">
            <text:p>21/01/20</text:p>
          </table:table-cell>
          <table:table-cell table:style-name="ce4" office:value-type="string">
            <text:p>Pisces</text:p>
          </table:table-cell>
          <table:table-cell/>
          <table:table-cell office:value-type="string">
            <text:p>AllRounder</text:p>
          </table:table-cell>
          <table:table-cell table:number-columns-repeated="4"/>
        </table:table-row>
        <table:table-row table:style-name="ro1">
          <table:table-cell office:value-type="string">
            <text:p>2b40ad7d-4cea-4e68-af85-4dd4753c3d3b</text:p>
          </table:table-cell>
          <table:table-cell office:value-type="string">
            <text:p>e3bdfada-ebaf-434d-9803-c2dbc8298b2d</text:p>
          </table:table-cell>
          <table:table-cell office:value-type="string">
            <text:p>Colin deGrandhomme </text:p>
          </table:table-cell>
          <table:table-cell office:value-type="string">
            <text:p>deGrandhomme </text:p>
          </table:table-cell>
          <table:table-cell office:value-type="date" office:date-value="2020-01-22">
            <text:p>22/01/20</text:p>
          </table:table-cell>
          <table:table-cell table:style-name="ce4" office:value-type="string">
            <text:p>Cancer</text:p>
          </table:table-cell>
          <table:table-cell/>
          <table:table-cell office:value-type="string">
            <text:p>AllRounder</text:p>
          </table:table-cell>
          <table:table-cell table:number-columns-repeated="4"/>
        </table:table-row>
        <table:table-row table:style-name="ro1">
          <table:table-cell office:value-type="string">
            <text:p>1ebe24cd-9b0b-4b29-a320-fdad05facdb7</text:p>
          </table:table-cell>
          <table:table-cell office:value-type="string">
            <text:p>e3bdfada-ebaf-434d-9803-c2dbc8298b2d</text:p>
          </table:table-cell>
          <table:table-cell office:value-type="string">
            <text:p>Tom Bruce <text:s text:c="9"/></text:p>
          </table:table-cell>
          <table:table-cell office:value-type="string">
            <text:p><text:s/>Bruce <text:s text:c="9"/></text:p>
          </table:table-cell>
          <table:table-cell office:value-type="date" office:date-value="2020-01-23">
            <text:p>23/01/20</text:p>
          </table:table-cell>
          <table:table-cell table:style-name="ce4" office:value-type="string">
            <text:p>Leo</text:p>
          </table:table-cell>
          <table:table-cell/>
          <table:table-cell office:value-type="string">
            <text:p>AllRounder</text:p>
          </table:table-cell>
          <table:table-cell table:number-columns-repeated="4"/>
        </table:table-row>
        <table:table-row table:style-name="ro1">
          <table:table-cell office:value-type="string">
            <text:p>56627d43-54ea-4e51-b3e0-ac7e7ede475c</text:p>
          </table:table-cell>
          <table:table-cell office:value-type="string">
            <text:p>e3bdfada-ebaf-434d-9803-c2dbc8298b2d</text:p>
          </table:table-cell>
          <table:table-cell office:value-type="string">
            <text:p>Daryl Mitchell <text:s text:c="4"/></text:p>
          </table:table-cell>
          <table:table-cell office:value-type="string">
            <text:p>Daryl </text:p>
          </table:table-cell>
          <table:table-cell office:value-type="date" office:date-value="2020-01-24">
            <text:p>24/01/20</text:p>
          </table:table-cell>
          <table:table-cell table:style-name="ce4" office:value-type="string">
            <text:p>Gemini</text:p>
          </table:table-cell>
          <table:table-cell/>
          <table:table-cell office:value-type="string">
            <text:p>WicketKeeper</text:p>
          </table:table-cell>
          <table:table-cell table:number-columns-repeated="4"/>
        </table:table-row>
        <table:table-row table:style-name="ro1">
          <table:table-cell office:value-type="string">
            <text:p>1f9c96d0-f2fb-4887-b0dc-b0aa40d2f350</text:p>
          </table:table-cell>
          <table:table-cell office:value-type="string">
            <text:p>e3bdfada-ebaf-434d-9803-c2dbc8298b2d</text:p>
          </table:table-cell>
          <table:table-cell office:value-type="string">
            <text:p>Mitchell Santner <text:s text:c="2"/></text:p>
          </table:table-cell>
          <table:table-cell office:value-type="string">
            <text:p>Santner <text:s text:c="2"/></text:p>
          </table:table-cell>
          <table:table-cell office:value-type="date" office:date-value="2020-01-25">
            <text:p>25/01/20</text:p>
          </table:table-cell>
          <table:table-cell table:style-name="ce4" office:value-type="string">
            <text:p>Aquarius</text:p>
          </table:table-cell>
          <table:table-cell/>
          <table:table-cell office:value-type="string">
            <text:p>WicketKeeper</text:p>
          </table:table-cell>
          <table:table-cell table:number-columns-repeated="4"/>
        </table:table-row>
        <table:table-row table:style-name="ro1">
          <table:table-cell office:value-type="string">
            <text:p>599acf90-3b14-4697-abb8-086bd7cc9218</text:p>
          </table:table-cell>
          <table:table-cell office:value-type="string">
            <text:p>e3bdfada-ebaf-434d-9803-c2dbc8298b2d</text:p>
          </table:table-cell>
          <table:table-cell office:value-type="string">
            <text:p>Tim Seifert <text:s text:c="7"/></text:p>
          </table:table-cell>
          <table:table-cell office:value-type="string">
            <text:p>Seifert <text:s text:c="7"/></text:p>
          </table:table-cell>
          <table:table-cell office:value-type="date" office:date-value="2020-01-26">
            <text:p>26/01/20</text:p>
          </table:table-cell>
          <table:table-cell table:style-name="ce4" office:value-type="string">
            <text:p>Sagittarius</text:p>
          </table:table-cell>
          <table:table-cell/>
          <table:table-cell office:value-type="string">
            <text:p>Bowler</text:p>
          </table:table-cell>
          <table:table-cell table:number-columns-repeated="4"/>
        </table:table-row>
        <table:table-row table:style-name="ro1">
          <table:table-cell office:value-type="string">
            <text:p>857e3eaf-8aa8-4a54-95f1-f3a2f4cac6cd</text:p>
          </table:table-cell>
          <table:table-cell office:value-type="string">
            <text:p>e3bdfada-ebaf-434d-9803-c2dbc8298b2d</text:p>
          </table:table-cell>
          <table:table-cell office:value-type="string">
            <text:p>Hamish Bennett <text:s text:c="4"/></text:p>
          </table:table-cell>
          <table:table-cell office:value-type="string">
            <text:p>Hamish</text:p>
          </table:table-cell>
          <table:table-cell office:value-type="date" office:date-value="2020-01-27">
            <text:p>27/01/20</text:p>
          </table:table-cell>
          <table:table-cell table:style-name="ce4" office:value-type="string">
            <text:p>Pisces</text:p>
          </table:table-cell>
          <table:table-cell/>
          <table:table-cell office:value-type="string">
            <text:p>Bowler</text:p>
          </table:table-cell>
          <table:table-cell table:number-columns-repeated="4"/>
        </table:table-row>
        <table:table-row table:style-name="ro1">
          <table:table-cell office:value-type="string">
            <text:p>472044c7-28f6-420f-bbb8-46af2b09b770</text:p>
          </table:table-cell>
          <table:table-cell office:value-type="string">
            <text:p>e3bdfada-ebaf-434d-9803-c2dbc8298b2d</text:p>
          </table:table-cell>
          <table:table-cell office:value-type="string">
            <text:p>Ish Sodhi <text:s text:c="9"/></text:p>
          </table:table-cell>
          <table:table-cell office:value-type="string">
            <text:p>Sodhi <text:s text:c="9"/></text:p>
          </table:table-cell>
          <table:table-cell office:value-type="date" office:date-value="2020-01-28">
            <text:p>28/01/20</text:p>
          </table:table-cell>
          <table:table-cell table:style-name="ce4" office:value-type="string">
            <text:p>Scorpio</text:p>
          </table:table-cell>
          <table:table-cell/>
          <table:table-cell office:value-type="string">
            <text:p>Bowler</text:p>
          </table:table-cell>
          <table:table-cell table:number-columns-repeated="4"/>
        </table:table-row>
        <table:table-row table:style-name="ro1">
          <table:table-cell office:value-type="string">
            <text:p>08a25f05-7b54-4b5c-a504-fce4181c3c26</text:p>
          </table:table-cell>
          <table:table-cell office:value-type="string">
            <text:p>e3bdfada-ebaf-434d-9803-c2dbc8298b2d</text:p>
          </table:table-cell>
          <table:table-cell office:value-type="string">
            <text:p>Tim Southee <text:s text:c="7"/></text:p>
          </table:table-cell>
          <table:table-cell office:value-type="string">
            <text:p>Southee <text:s text:c="7"/></text:p>
          </table:table-cell>
          <table:table-cell office:value-type="date" office:date-value="2020-01-29">
            <text:p>29/01/20</text:p>
          </table:table-cell>
          <table:table-cell table:style-name="ce4" office:value-type="string">
            <text:p>Sagittarius</text:p>
          </table:table-cell>
          <table:table-cell/>
          <table:table-cell office:value-type="string">
            <text:p>Bowler</text:p>
          </table:table-cell>
          <table:table-cell table:number-columns-repeated="4"/>
        </table:table-row>
        <table:table-row table:style-name="ro1">
          <table:table-cell office:value-type="string">
            <text:p>4323eae5-bfa9-4d2f-aab2-9ac09b610d8c</text:p>
          </table:table-cell>
          <table:table-cell office:value-type="string">
            <text:p>e3bdfada-ebaf-434d-9803-c2dbc8298b2d</text:p>
          </table:table-cell>
          <table:table-cell office:value-type="string">
            <text:p>Blair Tickner <text:s text:c="5"/></text:p>
          </table:table-cell>
          <table:table-cell office:value-type="string">
            <text:p>Tickner <text:s text:c="5"/></text:p>
          </table:table-cell>
          <table:table-cell office:value-type="date" office:date-value="2020-01-30">
            <text:p>30/01/20</text:p>
          </table:table-cell>
          <table:table-cell table:style-name="ce4" office:value-type="string">
            <text:p>Libra</text:p>
          </table:table-cell>
          <table:table-cell/>
          <table:table-cell office:value-type="string">
            <text:p>Bowler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Default"/>
          <table:table-cell table:number-columns-repeated="7"/>
        </table:table-row>
        <table:table-row table:style-name="ro1">
          <table:table-cell office:value-type="string">
            <text:p>END</text:p>
          </table:table-cell>
          <table:table-cell table:number-columns-repeated="3"/>
          <table:table-cell table:style-name="Default"/>
          <table:table-cell table:number-columns-repeated="7"/>
        </table:table-row>
        <table:table-row table:style-name="ro1">
          <table:table-cell/>
          <table:table-cell table:style-name="ce4" office:value-type="string">
            <text:p>Aries</text:p>
          </table:table-cell>
          <table:table-cell table:style-name="ce4" office:value-type="string">
            <text:p>March 21 - April 19</text:p>
          </table:table-cell>
          <table:table-cell/>
          <table:table-cell table:style-name="Default"/>
          <table:table-cell table:number-columns-repeated="7"/>
        </table:table-row>
        <table:table-row table:style-name="ro1">
          <table:table-cell/>
          <table:table-cell table:style-name="ce4" office:value-type="string">
            <text:p>Tarus</text:p>
          </table:table-cell>
          <table:table-cell table:style-name="ce4" office:value-type="string">
            <text:p>April 20 - May 20</text:p>
          </table:table-cell>
          <table:table-cell/>
          <table:table-cell table:style-name="Default"/>
          <table:table-cell table:number-columns-repeated="7"/>
        </table:table-row>
        <table:table-row table:style-name="ro1">
          <table:table-cell/>
          <table:table-cell table:style-name="ce4" office:value-type="string">
            <text:p>Gemini</text:p>
          </table:table-cell>
          <table:table-cell table:style-name="ce4" office:value-type="string">
            <text:p>May 21 - June 20</text:p>
          </table:table-cell>
          <table:table-cell/>
          <table:table-cell table:style-name="Default"/>
          <table:table-cell table:number-columns-repeated="7"/>
        </table:table-row>
        <table:table-row table:style-name="ro1">
          <table:table-cell/>
          <table:table-cell table:style-name="ce4" office:value-type="string">
            <text:p>Cancer</text:p>
          </table:table-cell>
          <table:table-cell table:style-name="ce4" office:value-type="string">
            <text:p>June 21 - July 22</text:p>
          </table:table-cell>
          <table:table-cell/>
          <table:table-cell table:style-name="Default"/>
          <table:table-cell table:number-columns-repeated="7"/>
        </table:table-row>
        <table:table-row table:style-name="ro1">
          <table:table-cell/>
          <table:table-cell table:style-name="ce4" office:value-type="string">
            <text:p>Leo</text:p>
          </table:table-cell>
          <table:table-cell table:style-name="ce4" office:value-type="string">
            <text:p>July 23 - August 22</text:p>
          </table:table-cell>
          <table:table-cell/>
          <table:table-cell table:style-name="Default"/>
          <table:table-cell table:number-columns-repeated="7"/>
        </table:table-row>
        <table:table-row table:style-name="ro1">
          <table:table-cell/>
          <table:table-cell table:style-name="ce4" office:value-type="string">
            <text:p>Virgo</text:p>
          </table:table-cell>
          <table:table-cell table:style-name="ce4" office:value-type="string">
            <text:p>August 23 - September 22</text:p>
          </table:table-cell>
          <table:table-cell/>
          <table:table-cell table:style-name="Default"/>
          <table:table-cell table:number-columns-repeated="7"/>
        </table:table-row>
        <table:table-row table:style-name="ro1">
          <table:table-cell/>
          <table:table-cell table:style-name="ce4" office:value-type="string">
            <text:p>Libra</text:p>
          </table:table-cell>
          <table:table-cell table:style-name="ce4" office:value-type="string">
            <text:p>September 23 - October 22</text:p>
          </table:table-cell>
          <table:table-cell/>
          <table:table-cell table:style-name="Default"/>
          <table:table-cell table:number-columns-repeated="7"/>
        </table:table-row>
        <table:table-row table:style-name="ro1">
          <table:table-cell/>
          <table:table-cell table:style-name="ce4" office:value-type="string">
            <text:p>Scorpio</text:p>
          </table:table-cell>
          <table:table-cell table:style-name="ce4" office:value-type="string">
            <text:p>October 23 - November 21</text:p>
          </table:table-cell>
          <table:table-cell/>
          <table:table-cell table:style-name="Default"/>
          <table:table-cell table:number-columns-repeated="7"/>
        </table:table-row>
        <table:table-row table:style-name="ro1">
          <table:table-cell/>
          <table:table-cell table:style-name="ce4" office:value-type="string">
            <text:p>Sagittarius</text:p>
          </table:table-cell>
          <table:table-cell table:style-name="ce4" office:value-type="string">
            <text:p>November 22 - December 21</text:p>
          </table:table-cell>
          <table:table-cell/>
          <table:table-cell table:style-name="Default"/>
          <table:table-cell table:number-columns-repeated="7"/>
        </table:table-row>
        <table:table-row table:style-name="ro1">
          <table:table-cell/>
          <table:table-cell table:style-name="ce4" office:value-type="string">
            <text:p>Capricorn</text:p>
          </table:table-cell>
          <table:table-cell table:style-name="ce4" office:value-type="string">
            <text:p>December 22 - January 19</text:p>
          </table:table-cell>
          <table:table-cell/>
          <table:table-cell table:style-name="Default"/>
          <table:table-cell table:number-columns-repeated="7"/>
        </table:table-row>
        <table:table-row table:style-name="ro1">
          <table:table-cell/>
          <table:table-cell table:style-name="ce4" office:value-type="string">
            <text:p>Aquarius</text:p>
          </table:table-cell>
          <table:table-cell table:style-name="ce4" office:value-type="string">
            <text:p>January 20 - February 18</text:p>
          </table:table-cell>
          <table:table-cell/>
          <table:table-cell table:style-name="Default"/>
          <table:table-cell table:number-columns-repeated="7"/>
        </table:table-row>
        <table:table-row table:style-name="ro1">
          <table:table-cell/>
          <table:table-cell table:style-name="ce4" office:value-type="string">
            <text:p>Pisces</text:p>
          </table:table-cell>
          <table:table-cell table:style-name="ce4" office:value-type="string">
            <text:p>February 19 - March 20</text:p>
          </table:table-cell>
          <table:table-cell/>
          <table:table-cell table:style-name="Default"/>
          <table:table-cell table:number-columns-repeated="7"/>
        </table:table-row>
      </table:table>
      <table:table table:name="Matchs" table:style-name="ta1" table:print="false"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ce6"/>
        <table:table-column table:style-name="co31" table:default-cell-style-name="Default"/>
        <table:table-column table:style-name="co3" table:number-columns-repeated="2" table:default-cell-style-name="Default"/>
        <table:table-column table:style-name="co32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LeagueId</text:p>
          </table:table-cell>
          <table:table-cell office:value-type="string">
            <text:p>Team1Id</text:p>
          </table:table-cell>
          <table:table-cell office:value-type="string">
            <text:p>Team2Id</text:p>
          </table:table-cell>
          <table:table-cell office:value-type="string">
            <text:p>Team1PlayersInfo</text:p>
          </table:table-cell>
          <table:table-cell office:value-type="string">
            <text:p>Team2PlayersInfo</text:p>
          </table:table-cell>
          <table:table-cell office:value-type="string">
            <text:p>Date</text:p>
          </table:table-cell>
          <table:table-cell office:value-type="string">
            <text:p>Venu</text:p>
          </table:table-cell>
          <table:table-cell office:value-type="string">
            <text:p>MoonPlace</text:p>
          </table:table-cell>
          <table:table-cell office:value-type="string">
            <text:p>Description</text:p>
          </table:table-cell>
          <table:table-cell office:value-type="string">
            <text:p>Result</text:p>
          </table:table-cell>
        </table:table-row>
        <table:table-row table:style-name="ro3">
          <table:table-cell office:value-type="string">
            <text:p>2370c5f3-4abc-452f-94a0-63e682beaaec</text:p>
          </table:table-cell>
          <table:table-cell office:value-type="string">
            <text:p>d7a536df-5b00-471d-bec8-dd67baa6c3a0</text:p>
          </table:table-cell>
          <table:table-cell office:value-type="string">
            <text:p>c03d3c6c-fd04-47fe-a268-4452385d8495</text:p>
          </table:table-cell>
          <table:table-cell office:value-type="string">
            <text:p>e3bdfada-ebaf-434d-9803-c2dbc8298b2d</text:p>
          </table:table-cell>
          <table:table-cell table:number-columns-repeated="2"/>
          <table:table-cell table:style-name="ce7" office:value-type="date" office:date-value="2020-01-24T20:00:00">
            <text:p>24/01/2020 20:00:00</text:p>
          </table:table-cell>
          <table:table-cell office:value-type="string">
            <text:p>New Zeland</text:p>
          </table:table-cell>
          <table:table-cell office:value-type="string">
            <text:p>Aries</text:p>
          </table:table-cell>
          <table:table-cell table:number-columns-repeated="2"/>
        </table:table-row>
        <table:table-row table:style-name="ro3">
          <table:table-cell office:value-type="string">
            <text:p>44263f66-22f6-4694-bf48-0cb28e08fa21</text:p>
          </table:table-cell>
          <table:table-cell office:value-type="string">
            <text:p>d7a536df-5b00-471d-bec8-dd67baa6c3a0</text:p>
          </table:table-cell>
          <table:table-cell office:value-type="string">
            <text:p>c03d3c6c-fd04-47fe-a268-4452385d8495</text:p>
          </table:table-cell>
          <table:table-cell office:value-type="string">
            <text:p>e3bdfada-ebaf-434d-9803-c2dbc8298b2d</text:p>
          </table:table-cell>
          <table:table-cell table:number-columns-repeated="2"/>
          <table:table-cell table:style-name="ce7" office:value-type="date" office:date-value="2020-01-26T20:00:00">
            <text:p>26/01/2020 20:00:00</text:p>
          </table:table-cell>
          <table:table-cell office:value-type="string">
            <text:p>New Zeland</text:p>
          </table:table-cell>
          <table:table-cell office:value-type="string">
            <text:p>Aries</text:p>
          </table:table-cell>
          <table:table-cell table:number-columns-repeated="2"/>
        </table:table-row>
        <table:table-row table:style-name="ro1">
          <table:table-cell office:value-type="string">
            <text:p>c17eb92f-c6b2-4c6e-9497-3eed273cc803</text:p>
          </table:table-cell>
          <table:table-cell office:value-type="string">
            <text:p>d7a536df-5b00-471d-bec8-dd67baa6c3a0</text:p>
          </table:table-cell>
          <table:table-cell office:value-type="string">
            <text:p>c03d3c6c-fd04-47fe-a268-4452385d8495</text:p>
          </table:table-cell>
          <table:table-cell office:value-type="string">
            <text:p>e3bdfada-ebaf-434d-9803-c2dbc8298b2d</text:p>
          </table:table-cell>
          <table:table-cell table:number-columns-repeated="2"/>
          <table:table-cell table:style-name="ce8" office:value-type="date" office:date-value="2020-01-29T20:00:00">
            <text:p>29/01/20 20:00</text:p>
          </table:table-cell>
          <table:table-cell office:value-type="string">
            <text:p>New Zeland</text:p>
          </table:table-cell>
          <table:table-cell office:value-type="string">
            <text:p>Aries</text:p>
          </table:table-cell>
          <table:table-cell table:number-columns-repeated="2"/>
        </table:table-row>
        <table:table-row table:style-name="ro1" table:number-rows-repeated="11">
          <table:table-cell table:number-columns-repeated="11"/>
        </table:table-row>
        <table:table-row table:style-name="ro1">
          <table:table-cell office:value-type="string">
            <text:p>END</text:p>
          </table:table-cell>
          <table:table-cell table:number-columns-repeated="10"/>
        </table:table-row>
        <table:table-row table:style-name="ro1" table:number-rows-repeated="17">
          <table:table-cell table:number-columns-repeated="11"/>
        </table:table-row>
        <table:table-row table:style-name="ro1">
          <table:table-cell office:value-type="string">
            <text:p>END</text:p>
          </table:table-cell>
          <table:table-cell table:number-columns-repeated="10"/>
        </table:table-row>
        <table:table-row table:style-name="ro1" table:number-rows-repeated="1048541">
          <table:table-cell table:number-columns-repeated="11"/>
        </table:table-row>
        <table:table-row table:style-name="ro1">
          <table:table-cell table:number-columns-repeated="1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N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1-28">28/01/2020</text:date>, <text:time>15:16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aresh Bathina</meta:initial-creator>
    <meta:creation-date>2019-10-24T11:51:31.76</meta:creation-date>
    <dc:date>2020-01-28T15:16:39.73</dc:date>
    <dc:creator>Naresh Bathina</dc:creator>
    <meta:editing-duration>P1DT15H9M28S</meta:editing-duration>
    <meta:editing-cycles>87</meta:editing-cycles>
    <meta:generator>OpenOffice/4.1.5$Win32 OpenOffice.org_project/415m1$Build-9789</meta:generator>
    <meta:document-statistic meta:table-count="6" meta:cell-count="590" meta:object-count="0"/>
  </office:meta>
</office:document-meta>
</file>